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</style:style>
    <style:style style:name="P2" style:family="paragraph" style:parent-style-name="Standard">
      <style:paragraph-properties fo:margin-top="0cm" fo:margin-bottom="0cm" fo:line-height="150%"/>
      <style:text-properties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margin-top="0cm" fo:margin-bottom="0cm" fo:line-height="150%"/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fo:line-height="150%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6" style:family="paragraph" style:parent-style-name="Standard">
      <style:paragraph-properties fo:margin-top="0cm" fo:margin-bottom="0cm" fo:line-height="150%"/>
      <style:text-properties style:font-name="Arial1" fo:font-size="9pt" style:font-name-asian="Arial2" style:font-size-asian="9pt" style:font-name-complex="Arial2" style:font-size-complex="9pt"/>
    </style:style>
    <style:style style:name="P7" style:family="paragraph" style:parent-style-name="Standard">
      <style:paragraph-properties fo:margin-top="0cm" fo:margin-bottom="0cm" fo:line-height="150%"/>
      <style:text-properties style:font-name="Arial1" fo:font-size="9pt" fo:font-weight="bold" style:font-name-asian="Arial2" style:font-size-asian="9pt" style:font-weight-asian="bold" style:font-name-complex="Arial2" style:font-size-complex="9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style:text-underline-style="solid" style:text-underline-width="auto" style:text-underline-color="font-color" style:font-name-asian="Arial2" style:font-name-complex="Arial2"/>
    </style:style>
    <style:style style:name="T3" style:family="text">
      <style:text-properties style:font-name="Arial1" style:text-underline-style="solid" style:text-underline-width="auto" style:text-underline-color="font-color" fo:font-weight="normal" style:font-name-asian="Arial2" style:font-weight-asian="normal" style:font-name-complex="Arial2" style:font-weight-complex="normal"/>
    </style:style>
    <style:style style:name="T4" style:family="text">
      <style:text-properties style:font-name="Arial1" fo:font-size="9pt" style:font-name-asian="Arial2" style:font-size-asian="9pt" style:font-name-complex="Arial2" style:font-size-complex="9pt"/>
    </style:style>
    <style:style style:name="T5" style:family="text">
      <style:text-properties style:font-name="Arial1" fo:font-weight="bold" style:font-name-asian="Arial2" style:font-weight-asian="bold" style:font-name-complex="Arial2"/>
    </style:style>
    <style:style style:name="T6" style:family="text">
      <style:text-properties style:font-name="Arial1" fo:font-weight="bold" style:font-name-asian="Arial2" style:font-weight-asian="bold" style:font-name-complex="Arial2" style:font-weight-complex="bold"/>
    </style:style>
    <style:style style:name="T7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LSON CLAUDIO DOS SANTOS JUNIOR </text:p>
      <text:p text:style-name="P2"/>
      <text:p text:style-name="P2">Rua Beatriz Regina, nº 107 – casa 03, Jd. Beatriz – Taboão da Serra - SP <text:s/></text:p>
      <text:p text:style-name="P2">Telefone: Cel: (11) 9 5025-4865 <text:s/></text:p>
      <text:p text:style-name="P2">E-mail: nba_system@hotmail.com <text:s/></text:p>
      <text:p text:style-name="P2">Idade: 27 anos <text:s/></text:p>
      <text:p text:style-name="P2">Estado Civil: Solteiro </text:p>
      <text:p text:style-name="P2"><text:s/></text:p>
      <text:p text:style-name="P7">OBJETIVOS:</text:p>
      <text:p text:style-name="P2">Auxiliar Administrativo / Auxiliar de Informatica</text:p>
      <text:p text:style-name="P2"/>
      <text:p text:style-name="P7">FORMAÇÃO:</text:p>
      <text:p text:style-name="P3"><text:span text:style-name="T5">• </text:span><text:span text:style-name="T1"><text:s text:c="2"/>Analise e Desenvolvimento de Sistemas. Cursando na faculdade FECAF</text:span></text:p>
      <text:p text:style-name="P3"><text:span text:style-name="T5">•</text:span><text:span text:style-name="T1"> <text:s text:c="2"/>E.E Antônio Inácio Maciel. Ensino Médio Completo. <text:s/></text:span></text:p>
      <text:p text:style-name="P2"><text:s/></text:p>
      <text:p text:style-name="P7">EXPERIÊNCIA:</text:p>
      <text:p text:style-name="P3"><text:span text:style-name="T1">Cargo: </text:span><text:span text:style-name="T2">Auxiliar de Escritorio Geral</text:span></text:p>
      <text:p text:style-name="P3"><text:span text:style-name="T1">• Setembro de 2020 até a presente data. – </text:span><text:span text:style-name="T6">UNIBES</text:span></text:p>
      <text:p text:style-name="P2">Principais atividades: Cadastro e agendamento de clientes da empresa, atendimento ao público e rotina administrativas em geral.</text:p>
      <text:p text:style-name="P2"/>
      <text:p text:style-name="P3"><text:span text:style-name="T1">Cargo: </text:span><text:span text:style-name="T2">Monitor de Logística Interno </text:span></text:p>
      <text:p text:style-name="P3"><text:span text:style-name="T1">• <text:s/>Outubro de 2018 à Março de 2020. – </text:span><text:span text:style-name="T6">Shift Mobilidade Corporativa</text:span></text:p>
      <text:p text:style-name="P2"><text:s/>Principais atividades: Responsável por monitoramento de frota de veículos executivos, Compra e Venda de serviços de transportes executivo, Supervisão de Veículos e Logística de frota.</text:p>
      <text:p text:style-name="P2"/>
      <text:p text:style-name="P3"><text:bookmark text:name="_GoBack"/><text:span text:style-name="T1">Cargo: </text:span><text:span text:style-name="T3">Operador de Telemarketing Ativo e Receptivo</text:span></text:p>
      <text:p text:style-name="P2">• <text:s/>Outubro de 2015 à Outubro de 2018 - <text:span text:style-name="T8">Sercom</text:span></text:p>
      <text:p text:style-name="P2">Principais Aitvidades: Atendimento ao público, venda e cobrança dos planos da empresa.</text:p>
      <text:p text:style-name="P2"/>
      <text:p text:style-name="P3"><text:span text:style-name="T5">QUALIFICAÇÕES:</text:span><text:span text:style-name="T1"> </text:span></text:p>
      <text:p text:style-name="P1"><text:span text:style-name="T1">• <text:s/></text:span><text:span text:style-name="T4">Habilitação Categoria B</text:span></text:p>
      <text:p text:style-name="P2">• <text:s/>Curso de Inglês - Intermediário (Microcamp Taboão da Serra). </text:p>
      <text:p text:style-name="P2">• <text:s/>Curso de Informática e Hardware - <text:s/>Intermediário (Microcamp Taboão da Serra) </text:p>
      <text:p text:style-name="P2">• <text:s/>Participação na Feira FEBRACE de Tecnologia na USP em 2012, 2013 e 2014. </text:p>
      <text:p text:style-name="P2">• <text:s/>Conhecimento Intermediário no Pacote Office Microsoft </text:p>
      <text:p text:style-name="P2">• Experiência em formatação de SO e instalação de softwares</text:p>
      <text:p text:style-name="P2"/>
      <text:p text:style-name="P4"><text:span text:style-name="T1">Obs: </text:span><text:span text:style-name="T7">Ótima dicção, especializado com atendimento e análise de público, fácil prendizado e pro-ativo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lson Santos</meta:initial-creator>
    <meta:editing-cycles>5</meta:editing-cycles>
    <meta:creation-date>2020-10-20T22:08:00</meta:creation-date>
    <dc:date>2021-06-01T19:23:19.62</dc:date>
    <meta:editing-duration>PT17M20S</meta:editing-duration>
    <meta:generator>OpenOffice/4.1.5$Win32 OpenOffice.org_project/415m1$Build-9789</meta:generator>
    <meta:document-statistic meta:table-count="0" meta:image-count="0" meta:object-count="0" meta:page-count="1" meta:paragraph-count="31" meta:word-count="236" meta:character-count="15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